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orgia" svg:font-family="Georgia" style:font-pitch="variable"/>
    <style:font-face style:name="Tahoma1" svg:font-family="Tahoma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US" style:language-asian="ar" style:country-asian="SA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fo:margin-left="1in" fo:margin-right="0in" fo:text-indent="-1in" style:auto-text-indent="false"/>
    </style:style>
    <style:style style:name="P5" style:family="paragraph" style:parent-style-name="Standard">
      <style:paragraph-properties fo:margin-left="1in" fo:margin-right="0in" fo:text-indent="-1in" style:auto-text-indent="false"/>
      <style:text-properties style:font-name="Arial" fo:language="en" fo:country="US" style:language-asian="ar" style:country-asian="SA" style:font-name-complex="Arial"/>
    </style:style>
    <style:style style:name="P6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</style:style>
    <style:style style:name="P7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" fo:font-size="10pt" style:letter-kerning="true" style:font-name-asian="Batang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" style:letter-kerning="true" style:font-name-asian="Batang" style:language-asian="ar" style:country-asian="SA" style:font-name-complex="Arial" style:font-weight-complex="bold"/>
    </style:style>
    <style:style style:name="P9" style:family="paragraph" style:parent-style-name="Standard">
      <style:paragraph-properties fo:margin-left="1in" fo:margin-right="0.1252in" style:line-height-at-least="0.0693in" fo:text-indent="-1in" style:auto-text-indent="false" style:text-autospace="none" style:vertical-align="baseline"/>
      <style:text-properties fo:color="#000000" style:font-name="Arial" style:letter-kerning="true" style:language-asian="ar" style:country-asian="SA"/>
    </style:style>
    <style:style style:name="P10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</style:style>
    <style:style style:name="P11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paragraph-properties fo:margin-left="0.5209in" fo:margin-right="0.1252in" style:line-height-at-least="0.0693in" fo:text-align="start" style:justify-single-word="false" fo:text-indent="0in" style:auto-text-indent="false" style:writing-mode="lr-tb">
        <style:tab-stops>
          <style:tab-stop style:position="0.0083in"/>
        </style:tab-stops>
      </style:paragraph-properties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margin-left="0.5366in" fo:margin-right="0.1252in" style:line-height-at-least="0.0693in" fo:text-align="start" style:justify-single-word="false" fo:text-indent="-0.5366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</style:style>
    <style:style style:name="P15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  <style:text-properties fo:color="#000000" style:font-name="Arial" style:letter-kerning="true" style:language-asian="ar" style:country-asian="SA"/>
    </style:style>
    <style:style style:name="P16" style:family="paragraph" style:parent-style-name="Standard">
      <style:paragraph-properties fo:margin-left="0in" fo:margin-right="0.1252in" style:line-height-at-least="0.0693in" fo:text-indent="0in" style:auto-text-indent="false" style:text-autospace="none" style:vertical-align="baseline"/>
      <style:text-properties fo:color="#000000" style:font-name="Arial" style:letter-kerning="true" style:font-name-asian="Batang" style:language-asian="ar" style:country-asian="SA" style:font-name-complex="Arial" style:font-weight-complex="bold"/>
    </style:style>
    <style:style style:name="P17" style:family="paragraph" style:parent-style-name="Standard">
      <style:paragraph-properties fo:margin-left="0in" fo:margin-right="0.1252in" fo:text-indent="0in" style:auto-text-indent="false" style:text-autospace="none" style:vertical-align="baseline"/>
    </style:style>
    <style:style style:name="P18" style:family="paragraph" style:parent-style-name="Standard">
      <style:paragraph-properties fo:margin-left="0.511in" fo:margin-right="0.1327in" style:line-height-at-least="0.0693in" fo:text-indent="-0.502in" style:auto-text-indent="false" style:text-autospace="none" style:vertical-align="baseline"/>
    </style:style>
    <style:style style:name="P19" style:family="paragraph" style:parent-style-name="Standard">
      <style:paragraph-properties fo:margin-left="0.502in" fo:margin-right="0.1327in" style:line-height-at-least="0.0693in" fo:text-indent="-0.502in" style:auto-text-indent="false" style:text-autospace="none" style:vertical-align="baseline">
        <style:tab-stops>
          <style:tab-stop style:position="0.4925in"/>
        </style:tab-stops>
      </style:paragraph-properties>
      <style:text-properties fo:color="#000000" style:font-name="Arial" style:letter-kerning="true" style:language-asian="ar" style:country-asian="SA"/>
    </style:style>
    <style:style style:name="P20" style:family="paragraph" style:parent-style-name="Standard">
      <style:paragraph-properties fo:margin-left="0.502in" fo:margin-right="0.1327in" style:line-height-at-least="0.0693in" fo:text-indent="-0.502in" style:auto-text-indent="false" style:text-autospace="none" style:vertical-align="baseline"/>
      <style:text-properties fo:color="#000000" style:font-name="Arial" style:letter-kerning="true" style:language-asian="ar" style:country-asian="SA"/>
    </style:style>
    <style:style style:name="P21" style:family="paragraph" style:parent-style-name="Standard">
      <style:paragraph-properties fo:margin-left="0.9846in" fo:margin-right="0.1736in" style:line-height-at-least="0.0693in" fo:text-indent="-0.9846in" style:auto-text-indent="false"/>
    </style:style>
    <style:style style:name="P22" style:family="paragraph" style:parent-style-name="Standard">
      <style:paragraph-properties fo:margin-left="0.5126in" fo:margin-right="0.1736in" style:line-height-at-least="0.0693in" fo:text-indent="-0.5047in" style:auto-text-indent="false"/>
    </style:style>
    <style:style style:name="P23" style:family="paragraph" style:parent-style-name="Standard">
      <style:paragraph-properties fo:margin-left="1in" fo:margin-right="-0.25in" style:line-height-at-least="0.0693in" fo:text-indent="-1in" style:auto-text-indent="false"/>
      <style:text-properties fo:font-size="12pt" fo:language="en" fo:country="none" style:letter-kerning="true" style:font-name-asian="Arial" style:font-size-asian="12pt" style:language-asian="zxx" style:country-asian="none" style:font-name-complex="Tahoma1" style:font-size-complex="12pt" style:language-complex="zxx" style:country-complex="none"/>
    </style:style>
    <style:style style:name="P24" style:family="paragraph" style:parent-style-name="Standard">
      <style:paragraph-properties fo:margin-left="1in" fo:margin-right="-0.25in" style:line-height-at-least="0.0693in" fo:text-indent="-1in" style:auto-text-indent="false"/>
      <style:text-properties style:font-name="Arial" style:letter-kerning="true" style:font-name-asian="Batang" style:language-asian="ar" style:country-asian="SA" style:font-name-complex="Arial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margin-left="0in" fo:margin-right="0.25in" fo:text-indent="0in" style:auto-text-indent="false"/>
      <style:text-properties style:font-name="Arial" fo:language="en" fo:country="US" style:font-name-asian="Batang" style:language-asian="ar" style:country-asian="SA" style:font-name-complex="Arial"/>
    </style:style>
    <style:style style:name="T1" style:family="text">
      <style:text-properties fo:language="en" fo:country="US"/>
    </style:style>
    <style:style style:name="T2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language-asian="ar" style:country-asian="SA" style:font-weight-asian="bold" style:font-name-complex="Arial" style:font-size-complex="12pt"/>
    </style:style>
    <style:style style:name="T3" style:family="text">
      <style:text-properties style:font-name="Arial" fo:font-size="11pt" fo:language="en" fo:country="US" fo:font-weight="bold" style:font-size-asian="11pt" style:language-asian="ar" style:country-asian="SA" style:font-weight-asian="bold" style:font-name-complex="Arial" style:font-size-complex="11pt"/>
    </style:style>
    <style:style style:name="T4" style:family="text">
      <style:text-properties style:font-name="Arial" fo:font-size="11pt" fo:language="en" fo:country="US" style:font-size-asian="11pt" style:language-asian="ar" style:country-asian="SA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6" style:family="text">
      <style:text-properties style:font-name="Arial" fo:language="en" fo:country="US" style:language-asian="ar" style:country-asian="SA" style:font-name-complex="Arial"/>
    </style:style>
    <style:style style:name="T7" style:family="text">
      <style:text-properties style:font-name="Arial" fo:language="en" fo:country="US" fo:font-style="italic" style:language-asian="ar" style:country-asian="SA" style:font-style-asian="italic" style:font-name-complex="Arial"/>
    </style:style>
    <style:style style:name="T8" style:family="text">
      <style:text-properties style:font-name="Arial" fo:language="en" fo:country="US" fo:font-style="italic" style:font-name-asian="Batang" style:language-asian="ar" style:country-asian="SA" style:font-style-asian="italic" style:font-name-complex="Arial"/>
    </style:style>
    <style:style style:name="T9" style:family="text">
      <style:text-properties style:font-name="Arial" fo:language="en" fo:country="US" fo:font-weight="bold" style:language-asian="ar" style:country-asian="SA" style:font-weight-asian="bold" style:font-name-complex="Arial"/>
    </style:style>
    <style:style style:name="T10" style:family="text">
      <style:text-properties style:font-name="Arial" fo:language="en" fo:country="US" style:font-name-asian="Batang" style:language-asian="ar" style:country-asian="SA" style:font-name-complex="Arial"/>
    </style:style>
    <style:style style:name="T11" style:family="text">
      <style:text-properties style:font-name="Arial" fo:language="fr" fo:country="FR" style:font-name-asian="Batang" style:language-asian="ar" style:country-asian="SA" style:font-name-complex="Arial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font-style="italic" style:font-style-asian="italic" style:font-name-complex="Arial"/>
    </style:style>
    <style:style style:name="T14" style:family="text">
      <style:text-properties style:font-name="Arial" fo:font-size="20pt" fo:language="en" fo:country="US" fo:font-weight="bold" style:font-size-asian="20pt" style:language-asian="ar" style:country-asian="SA" style:font-weight-asian="bold" style:font-name-complex="Arial" style:font-size-complex="20pt"/>
    </style:style>
    <style:style style:name="T15" style:family="text">
      <style:text-properties style:font-name="Georgia" fo:font-size="20pt" fo:font-weight="bold" style:font-size-asian="20pt" style:font-weight-asian="bold" style:font-name-complex="Arial" style:font-size-complex="20pt"/>
    </style:style>
    <style:style style:name="T16" style:family="text">
      <style:text-properties style:font-name="Georgia" fo:font-size="20pt" fo:language="en" fo:country="US" fo:font-weight="bold" style:font-size-asian="20pt" style:language-asian="ar" style:country-asian="SA" style:font-weight-asian="bold" style:font-name-complex="Arial" style:font-size-complex="20pt"/>
    </style:style>
    <style:style style:name="T17" style:family="text">
      <style:text-properties fo:color="#000000" style:font-name="Arial" fo:font-size="10pt" fo:language="en" fo:country="US" style:font-size-asian="10pt" style:language-asian="ar" style:country-asian="SA" style:font-name-complex="Arial" style:font-size-complex="10pt"/>
    </style:style>
    <style:style style:name="T18" style:family="text">
      <style:text-properties fo:color="#000000" style:font-name="Arial" fo:font-size="10pt" fo:language="en" fo:country="US" style:font-size-asian="10pt" style:language-asian="ar" style:country-asian="SA" style:font-size-complex="10pt"/>
    </style:style>
    <style:style style:name="T19" style:family="text">
      <style:text-properties fo:color="#000000" style:font-name="Arial" fo:font-size="10pt" style:font-size-asian="10pt" style:font-size-complex="10pt"/>
    </style:style>
    <style:style style:name="T20" style:family="text">
      <style:text-properties fo:color="#000000" style:font-name="Arial"/>
    </style:style>
    <style:style style:name="T21" style:family="text">
      <style:text-properties fo:color="#000000" style:font-name="Arial" fo:language="en" fo:country="none" style:letter-kerning="true" style:font-name-asian="Arial" style:language-asian="zxx" style:country-asian="none" style:font-name-complex="Tahoma1" style:language-complex="zxx" style:country-complex="none"/>
    </style:style>
    <style:style style:name="T22" style:family="text">
      <style:text-properties fo:color="#000000" style:font-name="Arial" style:letter-kerning="true" style:font-name-asian="Batang" style:language-asian="ar" style:country-asian="SA" style:font-name-complex="Arial"/>
    </style:style>
    <style:style style:name="T23" style:family="text">
      <style:text-properties fo:color="#000000" style:font-name="Arial" style:letter-kerning="true" style:font-name-asian="Batang" style:language-asian="ar" style:country-asian="SA" style:font-name-complex="Arial" style:font-weight-complex="bold"/>
    </style:style>
    <style:style style:name="T24" style:family="text">
      <style:text-properties fo:color="#000000" style:font-name="Arial" style:letter-kerning="true" style:language-asian="ar" style:country-asian="SA"/>
    </style:style>
    <style:style style:name="T25" style:family="text">
      <style:text-properties fo:color="#000000" style:font-name="Arial" style:letter-kerning="true" style:language-asian="ar" style:country-asian="SA" style:font-name-complex="Arial"/>
    </style:style>
    <style:style style:name="T26" style:family="text">
      <style:text-properties fo:color="#000000" style:font-name="Arial" fo:font-style="normal" style:font-style-asian="normal" style:font-style-complex="normal"/>
    </style:style>
    <style:style style:name="T27" style:family="text">
      <style:text-properties fo:color="#000000" style:font-name="Arial" fo:font-style="italic" style:letter-kerning="true" style:language-asian="ar" style:country-asian="SA" style:font-style-asian="italic" style:font-style-complex="italic"/>
    </style:style>
    <style:style style:name="T28" style:family="text">
      <style:text-properties fo:color="#000000" style:font-name="Arial" fo:language="fr" fo:country="FR" style:letter-kerning="true" style:language-asian="ar" style:country-asian="SA" style:font-name-complex="Arial"/>
    </style:style>
    <style:style style:name="T29" style:family="text">
      <style:text-properties fo:color="#000000" style:font-name="Arial" fo:language="fr" fo:country="FR" style:font-name-asian="Batang" style:language-asian="ar" style:country-asian="SA" style:font-name-complex="Arial" style:font-weight-complex="bold"/>
    </style:style>
    <style:style style:name="T30" style:family="text">
      <style:text-properties fo:language="fr" fo:country="FR"/>
    </style:style>
    <style:style style:name="T31" style:family="text">
      <style:text-properties fo:language="en" fo:countr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Elodie Antoine</text:span><text:span text:style-name="T3"> <text:s text:c="3"/></text:span><text:span text:style-name="T4">lives and works in Brussels</text:span></text:p>
      <text:p text:style-name="P2"/>
      <text:p text:style-name="Standard"><text:span text:style-name="T15">.</text:span><text:span text:style-name="T5"> Academic Formation</text:span></text:p>
      <text:p text:style-name="P2"/>
      <text:p text:style-name="P5">Graduate in <text:s/>2002 of the sculpture <text:s/>workshop, E.N.S.A.V (La Cambre) Brussels.</text:p>
      <text:p text:style-name="P2"/>
      <text:p text:style-name="P4"><text:span text:style-name="T16">.</text:span><text:span text:style-name="T3"> Personal exhibitions</text:span><text:span text:style-name="T4"> since 2005</text:span></text:p>
      <text:p text:style-name="P4"><text:span text:style-name="T4">2015<text:tab/></text:span><text:span text:style-name="T17">Deliquescence, Aeroplastics Contemporary Gallery </text:span></text:p>
      <text:p text:style-name="P11"><text:tab/>White House Gallery, Leuven, exposition solo.</text:p>
      <text:p text:style-name="P7">2012<text:tab/>Confessions et Confections, <text:s/>Saint Loup Church, Namur (B)</text:p>
      <text:p text:style-name="P7">2010<text:tab/>Dominique Lang Gallery, Dudelange, Luxemburg</text:p>
      <text:p text:style-name="P8">2009<text:tab/>Living room, Maison d'Art Actuel des Chartreux, Brussels</text:p>
      <text:p text:style-name="P8"><text:tab/>La conquête de l'espace, Desimpel Gallery, Brussels</text:p>
      <text:p text:style-name="P4"><text:span text:style-name="T6">2008<text:tab/></text:span><text:span text:style-name="T11">B-Gallery, Brussels</text:span></text:p>
      <text:p text:style-name="P4"><text:span text:style-name="T6">2007<text:tab/>Ara Lunae gallery, Arlon</text:span><text:span text:style-name="T6"> (B)</text:span></text:p>
      <text:p text:style-name="P5"><text:tab/>Frederic Desimpel gallery, Brussels</text:p>
      <text:p text:style-name="P4"><text:span text:style-name="T6">2006<text:tab/></text:span><text:span text:style-name="T7">La robe de mariée</text:span><text:span text:style-name="T6"> with the Museum of Lace of the town of Brussels based on the </text:span></text:p>
      <text:p text:style-name="P5"><text:tab/>novel of Valerie Nimal with the scenographer Nathalie Canivet</text:p>
      <text:p text:style-name="P4"><text:span text:style-name="T6">2005 <text:tab/></text:span><text:span text:style-name="T7">Playtex by Elodie Antoine </text:span><text:span text:style-name="T6">in The WETM generation: Ad!dicted to branding</text:span></text:p>
      <text:p text:style-name="P5"><text:tab/>in BOZAR (Brussels’ Museum of Fine Arts)</text:p>
      <text:p text:style-name="P4"><text:span text:style-name="T6"><text:tab/></text:span><text:span text:style-name="T7">Feutrines</text:span><text:span text:style-name="T6"> , Arte Coppo gallery in Verviers,(B) </text:span></text:p>
      <text:p text:style-name="P4"><text:span text:style-name="T9"><text:tab/></text:span><text:span text:style-name="T6">Frederic Desimpel iGallery, Brussels. </text:span></text:p>
      <text:p text:style-name="P4"><text:span text:style-name="T16">.</text:span><text:span text:style-name="T3"> Selected group exhibitions</text:span><text:span text:style-name="T4"> since 2005</text:span></text:p>
      <text:p text:style-name="P10"><text:span text:style-name="T19">2016<text:tab/></text:span><text:a xlink:type="simple" xlink:href="mailto:Mind@art"><text:span text:style-name="Internet_20_link"><text:span text:style-name="T19">Mind@art</text:span></text:span></text:a><text:span text:style-name="T19"> project, Aeroplastics Gallery Brussels</text:span></text:p>
      <text:p text:style-name="P11"><text:tab/>Praetoria Gallery avec Peter Depelchin, Anvers, Belgique</text:p>
      <text:p text:style-name="P12">Eh Marie,Art textile et figures de circonstance avec entre autre Shiaru Shiota, Sarah Walton, Bruxelles</text:p>
      <text:p text:style-name="P11"><text:tab/>Prememories Aeroplasctics Gallery Brussels, Belgique</text:p>
      <text:p text:style-name="P13"><text:tab/>SEXISME avec Zoulikha Bouabdellah, Cindy Sherman et Kiki Smith, galerie Mathias Coullaud, Paris</text:p>
      <text:p text:style-name="P11">2015 <text:tab/>Aandacht, aandacht, de Warande, Turnhout, Belgique</text:p>
      <text:p text:style-name="Standard"><text:span text:style-name="T17">2014</text:span><text:span text:style-name="T18"><text:tab/>White house Gallery opening, Leuven (B)</text:span></text:p>
      <text:p text:style-name="P3"><text:tab/>“Art Public Tournai”, open air exhibition in Tournai, (B)</text:p>
      <text:p text:style-name="P1"><text:tab/>“Black Sheep”, Lincolnshire, (UK) </text:p>
      <text:p text:style-name="P1"><text:tab/>“Epine d'Eden” Dubois Friedland Gallery, Brussels</text:p>
      <text:p text:style-name="P1"><text:tab/>“Entre deux chaises, un livre” Villa Empain, <text:s/>Boghossian Foundation, Brussels</text:p>
      <text:p text:style-name="P6"><text:span text:style-name="T21">2013<text:tab/>Malaxe </text:span><text:span text:style-name="T21">with Eglantine Chaumont, Atelier 2, Villeneuve d'Ascq (F)</text:span></text:p>
      <text:p text:style-name="P6"><text:span text:style-name="T21"><text:tab/></text:span><text:span text:style-name="T22">A table , open air exhibition center for contemporary art of <text:s/>Belgian Luxemburg</text:span></text:p>
      <text:p text:style-name="P6"><text:span text:style-name="T21"><text:tab/>Feutre, Felt <text:s/>La C</text:span><text:span text:style-name="T21">harcuterie, Brussels</text:span></text:p>
      <text:p text:style-name="P6"><text:span text:style-name="T21"><text:tab/></text:span><text:span text:style-name="Emphasis"><text:span text:style-name="T26">Dentelles</text:span></text:span><text:span text:style-name="Emphasis"><text:span text:style-name="T20">”</text:span></text:span><text:span text:style-name="T20">Centre culturel Saint-Exupéry Reims (F)</text:span></text:p>
      <text:p text:style-name="P14"><text:span text:style-name="T24">2012<text:tab/></text:span><text:span text:style-name="T20">Kama.Sex&amp;Design Exploring the relations between sex and design, Triennale Design <text:tab/>Museum, Milan (I)</text:span></text:p>
      <text:p text:style-name="P18"><text:span text:style-name="T24"><text:tab/></text:span><text:span text:style-name="T20">Nervous Women, with Louise Bourgeois, Cindy Sherman, Hans Bellmer,... Dr Guislain Museum, Ghent (B)</text:span></text:p>
      <text:p text:style-name="P15"><text:tab/>Open sites, floating work on a lake, Villeneuve d'Ascq (F)</text:p>
      <text:p text:style-name="P15"><text:tab/>‘Fireflies’, Aeroplastics contemporary, Brussels</text:p>
      <text:p text:style-name="P19">2011<text:tab/>Curator and artist in the show Le Mal du Pays, 46th Saint-Martin festivity, Tourinnes (B) </text:p>
      <text:p text:style-name="P20"><text:tab/>(In and) Out of this world, Gaggarin Gallery, with Hedwig Broekaert and Frederik Heyman, Brussels</text:p>
      <text:p text:style-name="P15"><text:tab/>Artist duo: an exchange, with Charlotte Beaudry, Gabrielle Voisard and Léonard Félix, <text:tab/>Contemporary Art Museum of Jura, Switzerland</text:p>
      <text:p text:style-name="P9"><text:tab/>Woven world , Contemporary Textile Art triennal of Tournai (B)</text:p>
      <text:p text:style-name="P6"><text:span text:style-name="T24"><text:tab/>Summer tree </text:span><text:span text:style-name="T27">open air exhibition</text:span><text:span text:style-name="T24">, Wanze (B)</text:span></text:p>
      <text:p text:style-name="P9"><text:soft-page-break/><text:tab/>So be it, Saint Loup Chruch, Namur, (B)</text:p>
      <text:p text:style-name="P9"><text:tab/>Open air exhibition in the field of <text:s/>M J. Hayez., Hanzinelle (B)</text:p>
      <text:p text:style-name="P9">2010<text:tab/>Objet/Contre-objets, <text:s/>Ianchelevici Museum, La Louvière (B)</text:p>
      <text:p text:style-name="P9"><text:tab/>Dialog, Clockarium, Brussels</text:p>
      <text:p text:style-name="P9">2010<text:tab/>Chantiers Textiles, le Vestiaire, Roubaix, (F)</text:p>
      <text:p text:style-name="P9"><text:tab/>MATTEROFTIME, Kurt&amp;Kelly Gallery, Bruxelles.</text:p>
      <text:p text:style-name="P15"><text:tab/>Dédale, open air biennal, Huy (B)</text:p>
      <text:p text:style-name="P16">2009<text:tab/>L'union fait la forme au Palais des Beaux-Arts, BOZAR, <text:s/>Brussels.</text:p>
      <text:p text:style-name="P16"><text:tab/>Nos frontières, Arts à la pointe</text:p>
      <text:p text:style-name="P16"><text:tab/>open air exhibition in the Cap Sizun chaptel, (F)</text:p>
      <text:p text:style-name="P14"><text:span text:style-name="T23"><text:tab/>Pays’arbres, Parc Elisabeth, Bastogne </text:span><text:span text:style-name="T24">(B)</text:span></text:p>
      <text:p text:style-name="P16"><text:tab/>Dress Code, ISELP, Brussels</text:p>
      <text:p text:style-name="P16"><text:tab/>«Une collection» Vincent Bazin's collection.</text:p>
      <text:p text:style-name="P16"><text:tab/>Mutation, Desimpel gallery, Brussels </text:p>
      <text:p text:style-name="P16"><text:tab/>Espace Vallès, Grenoble, (F)</text:p>
      <text:p text:style-name="P16"><text:tab/>Dritto Rovescio, <text:s/>Milano triennal Italy.<text:tab/><text:tab/><text:tab/><text:tab/><text:tab/><text:tab/><text:tab/>XY, l'emprise du genre, MAAC Brussels.<text:tab/><text:tab/><text:tab/><text:tab/><text:tab/></text:p>
      <text:p text:style-name="P21"><text:span text:style-name="T22">2008 <text:tab/>L’emprise du genre, musée Lanchelevici, La Louvière </text:span><text:span text:style-name="T24">(B)</text:span></text:p>
      <text:p text:style-name="P22"><text:span text:style-name="T22"><text:tab/></text:span><text:span text:style-name="T25">Honorons Honoré, </text:span><text:span text:style-name="T28">curated by Damien Delepeleire, De Garage, Cultuurcentrum, Mechelen.</text:span><text:span text:style-name="T24"> (B)</text:span></text:p>
      <text:p text:style-name="P17"><text:span text:style-name="T11"><text:tab/></text:span><text:span text:style-name="T29">Canvascollectie, BOZAR Bruxelles</text:span></text:p>
      <text:p text:style-name="P4"><text:span text:style-name="T6">2007<text:tab/>Kunst&amp;Zwalm open air biennale, <text:s/></text:span><text:span text:style-name="T6">West Flanders </text:span><text:span text:style-name="T24">(B)</text:span></text:p>
      <text:p text:style-name="P4"><text:span text:style-name="T6"><text:tab/>Art tour biennale, Ianchelevici museum, La Louvière </text:span><text:span text:style-name="T24">(B)</text:span></text:p>
      <text:p text:style-name="P5"><text:tab/>“The Thread” Koroska gallery, Slovenia</text:p>
      <text:p text:style-name="P5"><text:tab/>«petits boulots» at Code buro, Brussels</text:p>
      <text:p text:style-name="Standard"><text:span text:style-name="T12">2006 <text:tab/>Gallery «Espace Sol» Ars Longa, Curator Pierre Yves Desaive, Seoul, Korea.<text:tab/><text:tab/></text:span><text:span text:style-name="T13">Bobinette et tricotine </text:span><text:span text:style-name="T12">spectacle-performance at Les Halles de Schaerbeek with <text:tab/><text:tab/>Gaelle Bisellach-Roig <text:s/></text:span><text:span text:style-name="T24">(B)</text:span></text:p>
      <text:p text:style-name="P4"><text:span text:style-name="T7"><text:s text:c="14"/></text:span><text:span text:style-name="T7">L’Union fait la forme</text:span><text:span text:style-name="T6"> with The Office for Contemporary art, Brussels</text:span></text:p>
      <text:p text:style-name="P2"><text:tab/>Scolarschip from the foundation of Tapestry (during 2005-2006) </text:p>
      <text:p text:style-name="Standard"><text:span text:style-name="T7"><text:tab/>(Auto) portraits</text:span><text:span text:style-name="T6"> Gallery Usagexterne, Brussels. </text:span></text:p>
      <text:p text:style-name="Standard"><text:span text:style-name="T6">2005<text:tab/>Play / performance in collaboration with the dancer Gaëlle Bisellach-Roig, festival <text:tab/></text:span><text:span text:style-name="T7">Temps d’Images</text:span><text:span text:style-name="T6">, Halles de Schaerbeek., Brussels </text:span></text:p>
      <text:p text:style-name="Standard"><text:span text:style-name="T6"><text:tab/>Exhibition at the Baths of Forest for the launching of the magazine Codes </text:span><text:span text:style-name="T7">Writings</text:span><text:span text:style-name="T6"> <text:tab/>Usagexterne gallery , Brussels </text:span></text:p>
      <text:p text:style-name="Standard"><text:span text:style-name="T7"><text:tab/>Vingt ans après</text:span><text:span text:style-name="T6">; </text:span><text:span text:style-name="T7">carte blanche à Alain Delaunois</text:span><text:span text:style-name="T6">, the Walloon Center of Contemporary <text:tab/>art. Brussels </text:span></text:p>
      <text:p text:style-name="Standard"><text:span text:style-name="T8"><text:tab/>Peausseries</text:span><text:span text:style-name="T10"> , La Venerie</text:span><text:span text:style-name="T6">, Brussels </text:span></text:p>
      <text:p text:style-name="P2"><text:tab/>Price of the City of Tournai, selection </text:p>
      <text:p text:style-name="Standard"><text:span text:style-name="T7"><text:tab/>Chez</text:span><text:span text:style-name="T6"> at Le </text:span><text:span text:style-name="T10">Chalet de Haute Nuit</text:span><text:span text:style-name="T6">, Ecaussines Lalaing. </text:span><text:span text:style-name="T24">(B)</text:span></text:p>
      <text:p text:style-name="P4"><text:span text:style-name="T16">.</text:span><text:span text:style-name="T14"> </text:span><text:span text:style-name="T3">Awards</text:span></text:p>
      <text:p text:style-name="P23"/>
      <text:p text:style-name="P24">2009-2005<text:tab/>Prix du parlement de la communauté française, selection.</text:p>
      <text:p text:style-name="P24"><text:tab/><text:tab/>Prix de la ville de Tournai, selection.</text:p>
      <text:p text:style-name="P5">2004 <text:tab/><text:tab/>Laureate of the price of Luxembourg Visual arts </text:p>
      <text:p text:style-name="P5">2002 <text:tab/><text:tab/>1st price of the young sculpture of the French Community - Work of small size</text:p>
      <text:p text:style-name="P5"/>
      <text:p text:style-name="P4"><text:span text:style-name="T16">.</text:span><text:span text:style-name="T3"> Public collections</text:span></text:p>
      <text:p text:style-name="P5"/>
      <text:p text:style-name="P2">Collection of the Province of Hainaut </text:p>
      <text:p text:style-name="P2">Collection of the town of Dudelange </text:p>
      <text:p text:style-name="P2">Collection of the Open Air Museum of Liege</text:p>
      <text:p text:style-name="P2"/>
      <text:p text:style-name="P2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 style:font-pitch="variable"/>
    <style:font-face style:name="Tahoma1" svg:font-family="Tahoma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fr" fo:country="B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lodie Antoine    Plastician</dc:title>
    <meta:initial-creator>Elise Huard</meta:initial-creator>
    <meta:creation-date>2015-01-22T23:41:00</meta:creation-date>
    <dc:creator>azuur</dc:creator>
    <dc:date>2015-01-22T23:45:00</dc:date>
    <meta:print-date>2113-01-01T00:00:00</meta:print-date>
    <meta:editing-cycles>6</meta:editing-cycles>
    <meta:editing-duration>PT00H02M00S</meta:editing-duration>
    <meta:document-statistic meta:table-count="0" meta:image-count="0" meta:object-count="0" meta:page-count="2" meta:paragraph-count="87" meta:word-count="724" meta:character-count="5034"/>
    <meta:generator>NeoOffice/3.4.1$Unix OpenOffice.org_project/Patch 18</meta:generator>
    <meta:user-defined meta:name="Info 1"/>
    <meta:user-defined meta:name="Info 2"/>
    <meta:user-defined meta:name="Info 3"/>
    <meta:user-defined meta:name="Info 4"/>
  </office:meta>
</office:document-meta>
</file>